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ueba complejidades" table:style-name="ta1">
        <table:shapes>
          <draw:frame draw:z-index="0" draw:style-name="gr1" draw:text-style-name="P1" svg:width="6.2984in" svg:height="3.5449in" svg:x="6.5362in" svg:y="0.0835in">
            <draw:object draw:notify-on-update-of-ranges="'Prueba complejidades'.A1:'Prueba complejidades'.A1 'Prueba complejidades'.A2:'Prueba complejidades'.A31 'Prueba complejidades'.B1:'Prueba complejidades'.B1 'Prueba complejidades'.B2:'Prueba complejidades'.B31 'Prueba complejidades'.C1:'Prueba complejidades'.C1 'Prueba complejidades'.C2:'Prueba complejidades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N^(1.5)*log(n)</text:p>
          </table:table-cell>
          <table:table-cell office:value-type="string" calcext:value-type="string">
            <text:p>N^1.5</text:p>
          </table:table-cell>
          <table:table-cell office:value-type="string" calcext:value-type="string">
            <text:p>N^(1.5)*log(n)*log(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table:formula="of:=[.C$2]*POWER([.$A3];1.5)*POWER(LOG([.$A3]);1)" office:value-type="float" office:value="0.11068738266277" calcext:value-type="float">
            <text:p>0.11068738266277</text:p>
          </table:table-cell>
          <table:table-cell table:formula="of:=[.D$2]*POWER([.$A3];1.5)" office:value-type="float" office:value="0.367695526217005" calcext:value-type="float">
            <text:p>0.367695526217005</text:p>
          </table:table-cell>
          <table:table-cell table:formula="of:=[.E$2]*POWER([.$A3];1.5)*POWER(LOG([.$A3]);2)" office:value-type="float" office:value="0.0333202223230311" calcext:value-type="float">
            <text:p>0.033320222323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table:formula="of:=[.C$2]*POWER([.$A4];1.5)*POWER(LOG([.$A4]);1)" office:value-type="float" office:value="0.322295319272732" calcext:value-type="float">
            <text:p>0.322295319272732</text:p>
          </table:table-cell>
          <table:table-cell table:formula="of:=[.D$2]*POWER([.$A4];1.5)" office:value-type="float" office:value="0.675499814951862" calcext:value-type="float">
            <text:p>0.675499814951862</text:p>
          </table:table-cell>
          <table:table-cell table:formula="of:=[.E$2]*POWER([.$A4];1.5)*POWER(LOG([.$A4]);2)" office:value-type="float" office:value="0.15377394712168" calcext:value-type="float">
            <text:p>0.15377394712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table:formula="of:=[.C$2]*POWER([.$A5];1.5)*POWER(LOG([.$A5]);1)" office:value-type="float" office:value="0.626142390981081" calcext:value-type="float">
            <text:p>0.626142390981081</text:p>
          </table:table-cell>
          <table:table-cell table:formula="of:=[.D$2]*POWER([.$A5];1.5)" office:value-type="float" office:value="1.04" calcext:value-type="float">
            <text:p>1.04</text:p>
          </table:table-cell>
          <table:table-cell table:formula="of:=[.E$2]*POWER([.$A5];1.5)*POWER(LOG([.$A5]);2)" office:value-type="float" office:value="0.376975282484139" calcext:value-type="float">
            <text:p>0.376975282484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table:formula="of:=[.C$2]*POWER([.$A6];1.5)*POWER(LOG([.$A6]);1)" office:value-type="float" office:value="1.01591388855363" calcext:value-type="float">
            <text:p>1.01591388855363</text:p>
          </table:table-cell>
          <table:table-cell table:formula="of:=[.D$2]*POWER([.$A6];1.5)" office:value-type="float" office:value="1.45344418537486" calcext:value-type="float">
            <text:p>1.45344418537486</text:p>
          </table:table-cell>
          <table:table-cell table:formula="of:=[.E$2]*POWER([.$A6];1.5)*POWER(LOG([.$A6]);2)" office:value-type="float" office:value="0.710093335087352" calcext:value-type="float">
            <text:p>0.710093335087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C$2]*POWER([.$A7];1.5)*POWER(LOG([.$A7]);1)" office:value-type="float" office:value="1.48673733479594" calcext:value-type="float">
            <text:p>1.48673733479594</text:p>
          </table:table-cell>
          <table:table-cell table:formula="of:=[.D$2]*POWER([.$A7];1.5)" office:value-type="float" office:value="1.91060199937088" calcext:value-type="float">
            <text:p>1.91060199937088</text:p>
          </table:table-cell>
          <table:table-cell table:formula="of:=[.E$2]*POWER([.$A7];1.5)*POWER(LOG([.$A7]);2)" office:value-type="float" office:value="1.15690651606351" calcext:value-type="float">
            <text:p>1.15690651606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7" calcext:value-type="float">
            <text:p>2.87</text:p>
          </table:table-cell>
          <table:table-cell table:formula="of:=[.C$2]*POWER([.$A8];1.5)*POWER(LOG([.$A8]);1)" office:value-type="float" office:value="2.03468651508471" calcext:value-type="float">
            <text:p>2.03468651508471</text:p>
          </table:table-cell>
          <table:table-cell table:formula="of:=[.D$2]*POWER([.$A8];1.5)" office:value-type="float" office:value="2.40763369306878" calcext:value-type="float">
            <text:p>2.40763369306878</text:p>
          </table:table-cell>
          <table:table-cell table:formula="of:=[.E$2]*POWER([.$A8];1.5)*POWER(LOG([.$A8]);2)" office:value-type="float" office:value="1.71950958594153" calcext:value-type="float">
            <text:p>1.71950958594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table:formula="of:=[.C$2]*POWER([.$A9];1.5)*POWER(LOG([.$A9]);1)" office:value-type="float" office:value="2.65649718390648" calcext:value-type="float">
            <text:p>2.65649718390648</text:p>
          </table:table-cell>
          <table:table-cell table:formula="of:=[.D$2]*POWER([.$A9];1.5)" office:value-type="float" office:value="2.94156420973604" calcext:value-type="float">
            <text:p>2.94156420973604</text:p>
          </table:table-cell>
          <table:table-cell table:formula="of:=[.E$2]*POWER([.$A9];1.5)*POWER(LOG([.$A9]);2)" office:value-type="float" office:value="2.39905600725824" calcext:value-type="float">
            <text:p>2.39905600725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3" calcext:value-type="float">
            <text:p>4.33</text:p>
          </table:table-cell>
          <table:table-cell table:formula="of:=[.C$2]*POWER([.$A10];1.5)*POWER(LOG([.$A10]);1)" office:value-type="float" office:value="3.34939120813203" calcext:value-type="float">
            <text:p>3.34939120813203</text:p>
          </table:table-cell>
          <table:table-cell table:formula="of:=[.D$2]*POWER([.$A10];1.5)" office:value-type="float" office:value="3.51" calcext:value-type="float">
            <text:p>3.51</text:p>
          </table:table-cell>
          <table:table-cell table:formula="of:=[.E$2]*POWER([.$A10];1.5)*POWER(LOG([.$A10]);2)" office:value-type="float" office:value="3.19613147154192" calcext:value-type="float">
            <text:p>3.19613147154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4" calcext:value-type="float">
            <text:p>5.04</text:p>
          </table:table-cell>
          <table:table-cell table:formula="of:=[.C$2]*POWER([.$A11];1.5)*POWER(LOG([.$A11]);1)" office:value-type="float" office:value="4.11096095821889" calcext:value-type="float">
            <text:p>4.11096095821889</text:p>
          </table:table-cell>
          <table:table-cell table:formula="of:=[.D$2]*POWER([.$A11];1.5)" office:value-type="float" office:value="4.11096095821889" calcext:value-type="float">
            <text:p>4.11096095821889</text:p>
          </table:table-cell>
          <table:table-cell table:formula="of:=[.E$2]*POWER([.$A11];1.5)*POWER(LOG([.$A11]);2)" office:value-type="float" office:value="4.11096095821889" calcext:value-type="float">
            <text:p>4.11096095821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table:formula="of:=[.C$2]*POWER([.$A12];1.5)*POWER(LOG([.$A12]);1)" office:value-type="float" office:value="4.93908957840948" calcext:value-type="float">
            <text:p>4.93908957840948</text:p>
          </table:table-cell>
          <table:table-cell table:formula="of:=[.D$2]*POWER([.$A12];1.5)" office:value-type="float" office:value="4.74277345020822" calcext:value-type="float">
            <text:p>4.74277345020822</text:p>
          </table:table-cell>
          <table:table-cell table:formula="of:=[.E$2]*POWER([.$A12];1.5)*POWER(LOG([.$A12]);2)" office:value-type="float" office:value="5.14353175829685" calcext:value-type="float">
            <text:p>5.14353175829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22" calcext:value-type="float">
            <text:p>7.22</text:p>
          </table:table-cell>
          <table:table-cell table:formula="of:=[.C$2]*POWER([.$A13];1.5)*POWER(LOG([.$A13]);1)" office:value-type="float" office:value="5.83189385603752" calcext:value-type="float">
            <text:p>5.83189385603752</text:p>
          </table:table-cell>
          <table:table-cell table:formula="of:=[.D$2]*POWER([.$A13];1.5)" office:value-type="float" office:value="5.4039985196149" calcext:value-type="float">
            <text:p>5.4039985196149</text:p>
          </table:table-cell>
          <table:table-cell table:formula="of:=[.E$2]*POWER([.$A13];1.5)*POWER(LOG([.$A13]);2)" office:value-type="float" office:value="6.29367047837606" calcext:value-type="float">
            <text:p>6.293670478376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4" calcext:value-type="float">
            <text:p>7.84</text:p>
          </table:table-cell>
          <table:table-cell table:formula="of:=[.C$2]*POWER([.$A14];1.5)*POWER(LOG([.$A14]);1)" office:value-type="float" office:value="6.78768198825069" calcext:value-type="float">
            <text:p>6.78768198825069</text:p>
          </table:table-cell>
          <table:table-cell table:formula="of:=[.D$2]*POWER([.$A14];1.5)" office:value-type="float" office:value="6.09338165553414" calcext:value-type="float">
            <text:p>6.09338165553414</text:p>
          </table:table-cell>
          <table:table-cell table:formula="of:=[.E$2]*POWER([.$A14];1.5)*POWER(LOG([.$A14]);2)" office:value-type="float" office:value="7.5610932283847" calcext:value-type="float">
            <text:p>7.56109322838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5" calcext:value-type="float">
            <text:p>8.65</text:p>
          </table:table-cell>
          <table:table-cell table:formula="of:=[.C$2]*POWER([.$A15];1.5)*POWER(LOG([.$A15]);1)" office:value-type="float" office:value="7.80492154420922" calcext:value-type="float">
            <text:p>7.80492154420922</text:p>
          </table:table-cell>
          <table:table-cell table:formula="of:=[.D$2]*POWER([.$A15];1.5)" office:value-type="float" office:value="6.80981644392857" calcext:value-type="float">
            <text:p>6.80981644392857</text:p>
          </table:table-cell>
          <table:table-cell table:formula="of:=[.E$2]*POWER([.$A15];1.5)*POWER(LOG([.$A15]);2)" office:value-type="float" office:value="8.94543939808727" calcext:value-type="float">
            <text:p>8.94543939808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77" calcext:value-type="float">
            <text:p>9.77</text:p>
          </table:table-cell>
          <table:table-cell table:formula="of:=[.C$2]*POWER([.$A16];1.5)*POWER(LOG([.$A16]);1)" office:value-type="float" office:value="8.8822146268884" calcext:value-type="float">
            <text:p>8.8822146268884</text:p>
          </table:table-cell>
          <table:table-cell table:formula="of:=[.D$2]*POWER([.$A16];1.5)" office:value-type="float" office:value="7.55231752510446" calcext:value-type="float">
            <text:p>7.55231752510446</text:p>
          </table:table-cell>
          <table:table-cell table:formula="of:=[.E$2]*POWER([.$A16];1.5)*POWER(LOG([.$A16]);2)" office:value-type="float" office:value="10.44629498374" calcext:value-type="float">
            <text:p>10.44629498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4" calcext:value-type="float">
            <text:p>10.84</text:p>
          </table:table-cell>
          <table:table-cell table:formula="of:=[.C$2]*POWER([.$A17];1.5)*POWER(LOG([.$A17]);1)" office:value-type="float" office:value="10.0182782556973" calcext:value-type="float">
            <text:p>10.0182782556973</text:p>
          </table:table-cell>
          <table:table-cell table:formula="of:=[.D$2]*POWER([.$A17];1.5)" office:value-type="float" office:value="8.32" calcext:value-type="float">
            <text:p>8.32</text:p>
          </table:table-cell>
          <table:table-cell table:formula="of:=[.E$2]*POWER([.$A17];1.5)*POWER(LOG([.$A17]);2)" office:value-type="float" office:value="12.0632090394925" calcext:value-type="float">
            <text:p>12.06320903949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16" calcext:value-type="float">
            <text:p>12.16</text:p>
          </table:table-cell>
          <table:table-cell table:formula="of:=[.C$2]*POWER([.$A18];1.5)*POWER(LOG([.$A18]);1)" office:value-type="float" office:value="11.2119286221916" calcext:value-type="float">
            <text:p>11.2119286221916</text:p>
          </table:table-cell>
          <table:table-cell table:formula="of:=[.D$2]*POWER([.$A18];1.5)" office:value-type="float" office:value="9.11206343261503" calcext:value-type="float">
            <text:p>9.11206343261503</text:p>
          </table:table-cell>
          <table:table-cell table:formula="of:=[.E$2]*POWER([.$A18];1.5)*POWER(LOG([.$A18]);2)" office:value-type="float" office:value="13.7957054797458" calcext:value-type="float">
            <text:p>13.79570547974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7" calcext:value-type="float">
            <text:p>13.07</text:p>
          </table:table-cell>
          <table:table-cell table:formula="of:=[.C$2]*POWER([.$A19];1.5)*POWER(LOG([.$A19]);1)" office:value-type="float" office:value="12.4620682763618" calcext:value-type="float">
            <text:p>12.4620682763618</text:p>
          </table:table-cell>
          <table:table-cell table:formula="of:=[.D$2]*POWER([.$A19];1.5)" office:value-type="float" office:value="9.92777920785913" calcext:value-type="float">
            <text:p>9.92777920785913</text:p>
          </table:table-cell>
          <table:table-cell table:formula="of:=[.E$2]*POWER([.$A19];1.5)*POWER(LOG([.$A19]);2)" office:value-type="float" office:value="15.6432916640372" calcext:value-type="float">
            <text:p>15.64329166403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28" calcext:value-type="float">
            <text:p>14.28</text:p>
          </table:table-cell>
          <table:table-cell table:formula="of:=[.C$2]*POWER([.$A20];1.5)*POWER(LOG([.$A20]);1)" office:value-type="float" office:value="13.767675568998" calcext:value-type="float">
            <text:p>13.767675568998</text:p>
          </table:table-cell>
          <table:table-cell table:formula="of:=[.D$2]*POWER([.$A20];1.5)" office:value-type="float" office:value="10.7664803905455" calcext:value-type="float">
            <text:p>10.7664803905455</text:p>
          </table:table-cell>
          <table:table-cell table:formula="of:=[.E$2]*POWER([.$A20];1.5)*POWER(LOG([.$A20]);2)" office:value-type="float" office:value="17.6054647106065" calcext:value-type="float">
            <text:p>17.60546471060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49" calcext:value-type="float">
            <text:p>15.49</text:p>
          </table:table-cell>
          <table:table-cell table:formula="of:=[.C$2]*POWER([.$A21];1.5)*POWER(LOG([.$A21]);1)" office:value-type="float" office:value="15.1277958575688" calcext:value-type="float">
            <text:p>15.1277958575688</text:p>
          </table:table-cell>
          <table:table-cell table:formula="of:=[.D$2]*POWER([.$A21];1.5)" office:value-type="float" office:value="11.6275534829989" calcext:value-type="float">
            <text:p>11.6275534829989</text:p>
          </table:table-cell>
          <table:table-cell table:formula="of:=[.E$2]*POWER([.$A21];1.5)*POWER(LOG([.$A21]);2)" office:value-type="float" office:value="19.6817161789783" calcext:value-type="float">
            <text:p>19.68171617897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75" calcext:value-type="float">
            <text:p>17.75</text:p>
          </table:table-cell>
          <table:table-cell table:formula="of:=[.C$2]*POWER([.$A22];1.5)*POWER(LOG([.$A22]);1)" office:value-type="float" office:value="16.5415341094166" calcext:value-type="float">
            <text:p>16.5415341094166</text:p>
          </table:table-cell>
          <table:table-cell table:formula="of:=[.D$2]*POWER([.$A22];1.5)" office:value-type="float" office:value="12.5104316472294" calcext:value-type="float">
            <text:p>12.5104316472294</text:p>
          </table:table-cell>
          <table:table-cell table:formula="of:=[.E$2]*POWER([.$A22];1.5)*POWER(LOG([.$A22]);2)" office:value-type="float" office:value="21.8715355639699" calcext:value-type="float">
            <text:p>21.87153556396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59" calcext:value-type="float">
            <text:p>18.59</text:p>
          </table:table-cell>
          <table:table-cell table:formula="of:=[.C$2]*POWER([.$A23];1.5)*POWER(LOG([.$A23]);1)" office:value-type="float" office:value="18.0080486256325" calcext:value-type="float">
            <text:p>18.0080486256325</text:p>
          </table:table-cell>
          <table:table-cell table:formula="of:=[.D$2]*POWER([.$A23];1.5)" office:value-type="float" office:value="13.414589073095" calcext:value-type="float">
            <text:p>13.414589073095</text:p>
          </table:table-cell>
          <table:table-cell table:formula="of:=[.E$2]*POWER([.$A23];1.5)*POWER(LOG([.$A23]);2)" office:value-type="float" office:value="24.1744129123982" calcext:value-type="float">
            <text:p>24.17441291239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C$2]*POWER([.$A24];1.5)*POWER(LOG([.$A24]);1)" office:value-type="float" office:value="19.5265456736153" calcext:value-type="float">
            <text:p>19.5265456736153</text:p>
          </table:table-cell>
          <table:table-cell table:formula="of:=[.D$2]*POWER([.$A24];1.5)" office:value-type="float" office:value="14.339536254705" calcext:value-type="float">
            <text:p>14.339536254705</text:p>
          </table:table-cell>
          <table:table-cell table:formula="of:=[.E$2]*POWER([.$A24];1.5)*POWER(LOG([.$A24]);2)" office:value-type="float" office:value="26.5898407850309" calcext:value-type="float">
            <text:p>26.58984078503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.35" calcext:value-type="float">
            <text:p>21.35</text:p>
          </table:table-cell>
          <table:table-cell table:formula="of:=[.C$2]*POWER([.$A25];1.5)*POWER(LOG([.$A25]);1)" office:value-type="float" office:value="21.0962748637469" calcext:value-type="float">
            <text:p>21.0962748637469</text:p>
          </table:table-cell>
          <table:table-cell table:formula="of:=[.D$2]*POWER([.$A25];1.5)" office:value-type="float" office:value="15.284815994967" calcext:value-type="float">
            <text:p>15.284815994967</text:p>
          </table:table-cell>
          <table:table-cell table:formula="of:=[.E$2]*POWER([.$A25];1.5)*POWER(LOG([.$A25]);2)" office:value-type="float" office:value="29.1173157251814" calcext:value-type="float">
            <text:p>29.11731572518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C$2]*POWER([.$A26];1.5)*POWER(LOG([.$A26]);1)" office:value-type="float" office:value="22.7165251409206" calcext:value-type="float">
            <text:p>22.7165251409206</text:p>
          </table:table-cell>
          <table:table-cell table:formula="of:=[.D$2]*POWER([.$A26];1.5)" office:value-type="float" office:value="16.25" calcext:value-type="float">
            <text:p>16.25</text:p>
          </table:table-cell>
          <table:table-cell table:formula="of:=[.E$2]*POWER([.$A26];1.5)*POWER(LOG([.$A26]);2)" office:value-type="float" office:value="31.7563393524971" calcext:value-type="float">
            <text:p>31.75633935249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.5" calcext:value-type="float">
            <text:p>24.5</text:p>
          </table:table-cell>
          <table:table-cell table:formula="of:=[.C$2]*POWER([.$A27];1.5)*POWER(LOG([.$A27]);1)" office:value-type="float" office:value="24.3866212883072" calcext:value-type="float">
            <text:p>24.3866212883072</text:p>
          </table:table-cell>
          <table:table-cell table:formula="of:=[.D$2]*POWER([.$A27];1.5)" office:value-type="float" office:value="17.2346859559436" calcext:value-type="float">
            <text:p>17.2346859559436</text:p>
          </table:table-cell>
          <table:table-cell table:formula="of:=[.E$2]*POWER([.$A27];1.5)*POWER(LOG([.$A27]);2)" office:value-type="float" office:value="34.5064191700124" calcext:value-type="float">
            <text:p>34.5064191700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.03" calcext:value-type="float">
            <text:p>26.03</text:p>
          </table:table-cell>
          <table:table-cell table:formula="of:=[.C$2]*POWER([.$A28];1.5)*POWER(LOG([.$A28]);1)" office:value-type="float" office:value="26.1059208610913" calcext:value-type="float">
            <text:p>26.1059208610913</text:p>
          </table:table-cell>
          <table:table-cell table:formula="of:=[.D$2]*POWER([.$A28];1.5)" office:value-type="float" office:value="18.2384950037003" calcext:value-type="float">
            <text:p>18.2384950037003</text:p>
          </table:table-cell>
          <table:table-cell table:formula="of:=[.E$2]*POWER([.$A28];1.5)*POWER(LOG([.$A28]);2)" office:value-type="float" office:value="37.3670691505683" calcext:value-type="float">
            <text:p>37.36706915056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table:formula="of:=[.C$2]*POWER([.$A29];1.5)*POWER(LOG([.$A29]);1)" office:value-type="float" office:value="27.8738114836369" calcext:value-type="float">
            <text:p>27.8738114836369</text:p>
          </table:table-cell>
          <table:table-cell table:formula="of:=[.D$2]*POWER([.$A29];1.5)" office:value-type="float" office:value="19.2610695445502" calcext:value-type="float">
            <text:p>19.2610695445502</text:p>
          </table:table-cell>
          <table:table-cell table:formula="of:=[.E$2]*POWER([.$A29];1.5)*POWER(LOG([.$A29]);2)" office:value-type="float" office:value="40.3378101526641" calcext:value-type="float">
            <text:p>40.33781015266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24" calcext:value-type="float">
            <text:p>29.24</text:p>
          </table:table-cell>
          <table:table-cell table:formula="of:=[.C$2]*POWER([.$A30];1.5)*POWER(LOG([.$A30]);1)" office:value-type="float" office:value="29.6897084558065" calcext:value-type="float">
            <text:p>29.6897084558065</text:p>
          </table:table-cell>
          <table:table-cell table:formula="of:=[.D$2]*POWER([.$A30];1.5)" office:value-type="float" office:value="20.3020713228971" calcext:value-type="float">
            <text:p>20.3020713228971</text:p>
          </table:table-cell>
          <table:table-cell table:formula="of:=[.E$2]*POWER([.$A30];1.5)*POWER(LOG([.$A30]);2)" office:value-type="float" office:value="43.4181702039751" calcext:value-type="float">
            <text:p>43.41817020397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93" calcext:value-type="float">
            <text:p>30.93</text:p>
          </table:table-cell>
          <table:table-cell table:formula="of:=[.C$2]*POWER([.$A31];1.5)*POWER(LOG([.$A31]);1)" office:value-type="float" office:value="31.5530526238314" calcext:value-type="float">
            <text:p>31.5530526238314</text:p>
          </table:table-cell>
          <table:table-cell table:formula="of:=[.D$2]*POWER([.$A31];1.5)" office:value-type="float" office:value="21.3611797427015" calcext:value-type="float">
            <text:p>21.3611797427015</text:p>
          </table:table-cell>
          <table:table-cell table:formula="of:=[.E$2]*POWER([.$A31];1.5)*POWER(LOG([.$A31]);2)" office:value-type="float" office:value="46.6076846819494" calcext:value-type="float">
            <text:p>46.60768468194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C$2]*POWER([.$A32];1.5)*POWER(LOG([.$A32]);1)" office:value-type="float" office:value="33.4633084788117" calcext:value-type="float">
            <text:p>33.4633084788117</text:p>
          </table:table-cell>
          <table:table-cell table:formula="of:=[.D$2]*POWER([.$A32];1.5)" office:value-type="float" office:value="22.438090382205" calcext:value-type="float">
            <text:p>22.438090382205</text:p>
          </table:table-cell>
          <table:table-cell table:formula="of:=[.E$2]*POWER([.$A32];1.5)*POWER(LOG([.$A32]);2)" office:value-type="float" office:value="49.9058964142594" calcext:value-type="float">
            <text:p>49.90589641425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C$2]*POWER([.$A33];1.5)*POWER(LOG([.$A33]);1)" office:value-type="float" office:value="35.4199624520865" calcext:value-type="float">
            <text:p>35.4199624520865</text:p>
          </table:table-cell>
          <table:table-cell table:formula="of:=[.D$2]*POWER([.$A33];1.5)" office:value-type="float" office:value="23.5325136778883" calcext:value-type="float">
            <text:p>23.5325136778883</text:p>
          </table:table-cell>
          <table:table-cell table:formula="of:=[.E$2]*POWER([.$A33];1.5)*POWER(LOG([.$A33]);2)" office:value-type="float" office:value="53.3123557168498" calcext:value-type="float">
            <text:p>53.31235571684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.C$2]*POWER([.$A34];1.5)*POWER(LOG([.$A34]);1)" office:value-type="float" office:value="37.4225213816875" calcext:value-type="float">
            <text:p>37.4225213816875</text:p>
          </table:table-cell>
          <table:table-cell table:formula="of:=[.D$2]*POWER([.$A34];1.5)" office:value-type="float" office:value="24.6441737536481" calcext:value-type="float">
            <text:p>24.6441737536481</text:p>
          </table:table-cell>
          <table:table-cell table:formula="of:=[.E$2]*POWER([.$A34];1.5)*POWER(LOG([.$A34]);2)" office:value-type="float" office:value="56.8266203834707" calcext:value-type="float">
            <text:p>56.82662038347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.C$2]*POWER([.$A35];1.5)*POWER(LOG([.$A35]);1)" office:value-type="float" office:value="39.4705111281348" calcext:value-type="float">
            <text:p>39.4705111281348</text:p>
          </table:table-cell>
          <table:table-cell table:formula="of:=[.D$2]*POWER([.$A35];1.5)" office:value-type="float" office:value="25.7728073752162" calcext:value-type="float">
            <text:p>25.7728073752162</text:p>
          </table:table-cell>
          <table:table-cell table:formula="of:=[.E$2]*POWER([.$A35];1.5)*POWER(LOG([.$A35]);2)" office:value-type="float" office:value="60.4482556376202" calcext:value-type="float">
            <text:p>60.44825563762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.C$2]*POWER([.$A36];1.5)*POWER(LOG([.$A36]);1)" office:value-type="float" office:value="41.5634753211443" calcext:value-type="float">
            <text:p>41.5634753211443</text:p>
          </table:table-cell>
          <table:table-cell table:formula="of:=[.D$2]*POWER([.$A36];1.5)" office:value-type="float" office:value="26.9181630131033" calcext:value-type="float">
            <text:p>26.9181630131033</text:p>
          </table:table-cell>
          <table:table-cell table:formula="of:=[.E$2]*POWER([.$A36];1.5)*POWER(LOG([.$A36]);2)" office:value-type="float" office:value="64.1768340555201" calcext:value-type="float">
            <text:p>64.1768340555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$2]*POWER([.$A37];1.5)*POWER(LOG([.$A37]);1)" office:value-type="float" office:value="43.7009742215454" calcext:value-type="float">
            <text:p>43.7009742215454</text:p>
          </table:table-cell>
          <table:table-cell table:formula="of:=[.D$2]*POWER([.$A37];1.5)" office:value-type="float" office:value="28.08" calcext:value-type="float">
            <text:p>28.08</text:p>
          </table:table-cell>
          <table:table-cell table:formula="of:=[.E$2]*POWER([.$A37];1.5)*POWER(LOG([.$A37]);2)" office:value-type="float" office:value="68.0119354669579" calcext:value-type="float">
            <text:p>68.01193546695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[.C$2]*POWER([.$A38];1.5)*POWER(LOG([.$A38]);1)" office:value-type="float" office:value="45.8825836849692" calcext:value-type="float">
            <text:p>45.8825836849692</text:p>
          </table:table-cell>
          <table:table-cell table:formula="of:=[.D$2]*POWER([.$A38];1.5)" office:value-type="float" office:value="29.2580877707344" calcext:value-type="float">
            <text:p>29.2580877707344</text:p>
          </table:table-cell>
          <table:table-cell table:formula="of:=[.E$2]*POWER([.$A38];1.5)*POWER(LOG([.$A38]);2)" office:value-type="float" office:value="71.9531468394169" calcext:value-type="float">
            <text:p>71.95314683941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[.C$2]*POWER([.$A39];1.5)*POWER(LOG([.$A39]);1)" office:value-type="float" office:value="48.1078942157481" calcext:value-type="float">
            <text:p>48.1078942157481</text:p>
          </table:table-cell>
          <table:table-cell table:formula="of:=[.D$2]*POWER([.$A39];1.5)" office:value-type="float" office:value="30.4522051746667" calcext:value-type="float">
            <text:p>30.4522051746667</text:p>
          </table:table-cell>
          <table:table-cell table:formula="of:=[.E$2]*POWER([.$A39];1.5)*POWER(LOG([.$A39]);2)" office:value-type="float" office:value="76.0000621498155" calcext:value-type="float">
            <text:p>76.00006214981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[.C$2]*POWER([.$A40];1.5)*POWER(LOG([.$A40]);1)" office:value-type="float" office:value="50.3765101010493" calcext:value-type="float">
            <text:p>50.3765101010493</text:p>
          </table:table-cell>
          <table:table-cell table:formula="of:=[.D$2]*POWER([.$A40];1.5)" office:value-type="float" office:value="31.6621398518799" calcext:value-type="float">
            <text:p>31.6621398518799</text:p>
          </table:table-cell>
          <table:table-cell table:formula="of:=[.E$2]*POWER([.$A40];1.5)*POWER(LOG([.$A40]);2)" office:value-type="float" office:value="80.1522822472925" calcext:value-type="float">
            <text:p>80.1522822472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C$2]*POWER([.$A41];1.5)*POWER(LOG([.$A41]);1)" office:value-type="float" office:value="52.68804861659" calcext:value-type="float">
            <text:p>52.68804861659</text:p>
          </table:table-cell>
          <table:table-cell table:formula="of:=[.D$2]*POWER([.$A41];1.5)" office:value-type="float" office:value="32.8876876657511" calcext:value-type="float">
            <text:p>32.8876876657511</text:p>
          </table:table-cell>
          <table:table-cell table:formula="of:=[.E$2]*POWER([.$A41];1.5)*POWER(LOG([.$A41]);2)" office:value-type="float" office:value="84.4094147097814" calcext:value-type="float">
            <text:p>84.40941470978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[.C$2]*POWER([.$A42];1.5)*POWER(LOG([.$A42]);1)" office:value-type="float" office:value="55.0421392964047" calcext:value-type="float">
            <text:p>55.0421392964047</text:p>
          </table:table-cell>
          <table:table-cell table:formula="of:=[.D$2]*POWER([.$A42];1.5)" office:value-type="float" office:value="34.1286521855171" calcext:value-type="float">
            <text:p>34.1286521855171</text:p>
          </table:table-cell>
          <table:table-cell table:formula="of:=[.E$2]*POWER([.$A42];1.5)*POWER(LOG([.$A42]);2)" office:value-type="float" office:value="88.7710736965604" calcext:value-type="float">
            <text:p>88.77107369656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[.C$2]*POWER([.$A43];1.5)*POWER(LOG([.$A43]);1)" office:value-type="float" office:value="57.4384232600907" calcext:value-type="float">
            <text:p>57.4384232600907</text:p>
          </table:table-cell>
          <table:table-cell table:formula="of:=[.D$2]*POWER([.$A43];1.5)" office:value-type="float" office:value="35.3848442133069" calcext:value-type="float">
            <text:p>35.3848442133069</text:p>
          </table:table-cell>
          <table:table-cell table:formula="of:=[.E$2]*POWER([.$A43];1.5)*POWER(LOG([.$A43]);2)" office:value-type="float" office:value="93.2368797985165" calcext:value-type="float">
            <text:p>93.23687979851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[.C$2]*POWER([.$A44];1.5)*POWER(LOG([.$A44]);1)" office:value-type="float" office:value="59.8765525917697" calcext:value-type="float">
            <text:p>59.8765525917697</text:p>
          </table:table-cell>
          <table:table-cell table:formula="of:=[.D$2]*POWER([.$A44];1.5)" office:value-type="float" office:value="36.6560813508482" calcext:value-type="float">
            <text:p>36.6560813508482</text:p>
          </table:table-cell>
          <table:table-cell table:formula="of:=[.E$2]*POWER([.$A44];1.5)*POWER(LOG([.$A44]);2)" office:value-type="float" office:value="97.8064598875079" calcext:value-type="float">
            <text:p>97.80645988750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C$2]*POWER([.$A45];1.5)*POWER(LOG([.$A45]);1)" office:value-type="float" office:value="62.3561897656987" calcext:value-type="float">
            <text:p>62.3561897656987</text:p>
          </table:table-cell>
          <table:table-cell table:formula="of:=[.D$2]*POWER([.$A45];1.5)" office:value-type="float" office:value="37.9421876016658" calcext:value-type="float">
            <text:p>37.9421876016658</text:p>
          </table:table-cell>
          <table:table-cell table:formula="of:=[.E$2]*POWER([.$A45];1.5)*POWER(LOG([.$A45]);2)" office:value-type="float" office:value="102.479446965918" calcext:value-type="float">
            <text:p>102.4794469659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C$2]*POWER([.$A46];1.5)*POWER(LOG([.$A46]);1)" office:value-type="float" office:value="64.8770071140648" calcext:value-type="float">
            <text:p>64.8770071140648</text:p>
          </table:table-cell>
          <table:table-cell table:formula="of:=[.D$2]*POWER([.$A46];1.5)" office:value-type="float" office:value="39.2429930051213" calcext:value-type="float">
            <text:p>39.2429930051213</text:p>
          </table:table-cell>
          <table:table-cell table:formula="of:=[.E$2]*POWER([.$A46];1.5)*POWER(LOG([.$A46]);2)" office:value-type="float" office:value="107.255480017264" calcext:value-type="float">
            <text:p>107.255480017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.C$2]*POWER([.$A47];1.5)*POWER(LOG([.$A47]);1)" office:value-type="float" office:value="67.438686333012" calcext:value-type="float">
            <text:p>67.438686333012</text:p>
          </table:table-cell>
          <table:table-cell table:formula="of:=[.D$2]*POWER([.$A47];1.5)" office:value-type="float" office:value="40.5583332990891" calcext:value-type="float">
            <text:p>40.5583332990891</text:p>
          </table:table-cell>
          <table:table-cell table:formula="of:=[.E$2]*POWER([.$A47];1.5)*POWER(LOG([.$A47]);2)" office:value-type="float" office:value="112.134203858533" calcext:value-type="float">
            <text:p>112.1342038585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[.C$2]*POWER([.$A48];1.5)*POWER(LOG([.$A48]);1)" office:value-type="float" office:value="70.0409180233949" calcext:value-type="float">
            <text:p>70.0409180233949</text:p>
          </table:table-cell>
          <table:table-cell table:formula="of:=[.D$2]*POWER([.$A48];1.5)" office:value-type="float" office:value="41.8880496084504" calcext:value-type="float">
            <text:p>41.8880496084504</text:p>
          </table:table-cell>
          <table:table-cell table:formula="of:=[.E$2]*POWER([.$A48];1.5)*POWER(LOG([.$A48]);2)" office:value-type="float" office:value="117.11526899477" calcext:value-type="float">
            <text:p>117.115268994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C$2]*POWER([.$A49];1.5)*POWER(LOG([.$A49]);1)" office:value-type="float" office:value="72.6834012631455" calcext:value-type="float">
            <text:p>72.6834012631455</text:p>
          </table:table-cell>
          <table:table-cell table:formula="of:=[.D$2]*POWER([.$A49];1.5)" office:value-type="float" office:value="43.2319881569192" calcext:value-type="float">
            <text:p>43.2319881569192</text:p>
          </table:table-cell>
          <table:table-cell table:formula="of:=[.E$2]*POWER([.$A49];1.5)*POWER(LOG([.$A49]);2)" office:value-type="float" office:value="122.198331476317" calcext:value-type="float">
            <text:p>122.1983314763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[.C$2]*POWER([.$A50];1.5)*POWER(LOG([.$A50]);1)" office:value-type="float" office:value="75.3658432084714" calcext:value-type="float">
            <text:p>75.3658432084714</text:p>
          </table:table-cell>
          <table:table-cell table:formula="of:=[.D$2]*POWER([.$A50];1.5)" office:value-type="float" office:value="44.59" calcext:value-type="float">
            <text:p>44.59</text:p>
          </table:table-cell>
          <table:table-cell table:formula="of:=[.E$2]*POWER([.$A50];1.5)*POWER(LOG([.$A50]);2)" office:value-type="float" office:value="127.383052759002" calcext:value-type="float">
            <text:p>127.3830527590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C$2]*POWER([.$A51];1.5)*POWER(LOG([.$A51]);1)" office:value-type="float" office:value="78.0879587214049" calcext:value-type="float">
            <text:p>78.0879587214049</text:p>
          </table:table-cell>
          <table:table-cell table:formula="of:=[.D$2]*POWER([.$A51];1.5)" office:value-type="float" office:value="45.9619407771256" calcext:value-type="float">
            <text:p>45.9619407771256</text:p>
          </table:table-cell>
          <table:table-cell table:formula="of:=[.E$2]*POWER([.$A51];1.5)*POWER(LOG([.$A51]);2)" office:value-type="float" office:value="132.669099567496" calcext:value-type="float">
            <text:p>132.669099567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8:49:03.279340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3:33:34.165609443</meta:creation-date>
    <dc:date>2021-04-06T08:59:43.055349867</dc:date>
    <meta:editing-duration>PT36M25S</meta:editing-duration>
    <meta:editing-cycles>9</meta:editing-cycles>
    <meta:generator>LibreOffice/6.4.6.2$Linux_X86_64 LibreOffice_project/40$Build-2</meta:generator>
    <meta:document-statistic meta:table-count="1" meta:cell-count="23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2.591cm" svg:y="3.954cm" style:legend-expansion="high" chart:style-name="ch2"/>
        <chart:plot-area chart:style-name="ch3" table:cell-range-address="'Prueba complejidades'.A1:'Prueba complejidades'.C31" chart:data-source-has-labels="both" svg:x="0.319cm" svg:y="0.18cm" svg:width="11.953cm" svg:height="8.645cm">
          <chartooo:coordinate-region svg:x="0.94cm" svg:y="0.379cm" svg:width="11.145cm" svg:height="7.799cm"/>
          <chart:axis chart:dimension="x" chart:name="primary-x" chart:style-name="ch4" chartooo:axis-type="auto">
            <chartooo:date-scale/>
            <chart:categories table:cell-range-address="'Prueba complejidades'.A2:'Prueba complejidades'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ueba complejidades'.B2:'Prueba complejidades'.B31" chart:label-cell-address="'Prueba complejidades'.B1:'Prueba complejidades'.B1" chart:class="chart:line">
            <chart:data-point chart:repeated="30"/>
          </chart:series>
          <chart:series chart:style-name="ch7" chart:values-cell-range-address="'Prueba complejidades'.C2:'Prueba complejidades'.C31" chart:label-cell-address="'Prueba complejidades'.C1:'Prueba complejidades'.C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</text:p>
                <draw:g>
                  <svg:desc>'Prueba complejidades'.B1:'Prueba complejidades'.B1</svg:desc>
                </draw:g>
              </table:table-cell>
              <table:table-cell office:value-type="string">
                <text:p>N^(1.5)*log(n)</text:p>
                <draw:g>
                  <svg:desc>'Prueba complejidades'.C1:'Prueba complejidade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rueba complejidades'.A2:'Prueba complejidades'.A31</svg:desc>
                </draw:g>
              </table:table-cell>
              <table:table-cell office:value-type="float" office:value="0.13">
                <text:p>0.13</text:p>
                <draw:g>
                  <svg:desc>'Prueba complejidades'.B2:'Prueba complejidades'.B31</svg:desc>
                </draw:g>
              </table:table-cell>
              <table:table-cell office:value-type="float" office:value="0.13">
                <text:p>0.13</text:p>
                <draw:g>
                  <svg:desc>'Prueba complejidades'.C2:'Prueba complejidades'.C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11068738266277">
                <text:p>0.110687382662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9">
                <text:p>0.69</text:p>
              </table:table-cell>
              <table:table-cell office:value-type="float" office:value="0.322295319272732">
                <text:p>0.3222953192727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2">
                <text:p>1.12</text:p>
              </table:table-cell>
              <table:table-cell office:value-type="float" office:value="0.626142390981081">
                <text:p>0.6261423909810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6">
                <text:p>1.56</text:p>
              </table:table-cell>
              <table:table-cell office:value-type="float" office:value="1.01591388855363">
                <text:p>1.015913888553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1.48673733479594">
                <text:p>1.486737334795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7">
                <text:p>2.87</text:p>
              </table:table-cell>
              <table:table-cell office:value-type="float" office:value="2.03468651508471">
                <text:p>2.034686515084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">
                <text:p>3.6</text:p>
              </table:table-cell>
              <table:table-cell office:value-type="float" office:value="2.65649718390648">
                <text:p>2.656497183906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33">
                <text:p>4.33</text:p>
              </table:table-cell>
              <table:table-cell office:value-type="float" office:value="3.34939120813203">
                <text:p>3.349391208132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4">
                <text:p>5.04</text:p>
              </table:table-cell>
              <table:table-cell office:value-type="float" office:value="4.11096095821889">
                <text:p>4.110960958218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04">
                <text:p>6.04</text:p>
              </table:table-cell>
              <table:table-cell office:value-type="float" office:value="4.93908957840948">
                <text:p>4.939089578409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22">
                <text:p>7.22</text:p>
              </table:table-cell>
              <table:table-cell office:value-type="float" office:value="5.83189385603752">
                <text:p>5.83189385603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84">
                <text:p>7.84</text:p>
              </table:table-cell>
              <table:table-cell office:value-type="float" office:value="6.78768198825069">
                <text:p>6.787681988250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">
                <text:p>8.65</text:p>
              </table:table-cell>
              <table:table-cell office:value-type="float" office:value="7.80492154420922">
                <text:p>7.804921544209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77">
                <text:p>9.77</text:p>
              </table:table-cell>
              <table:table-cell office:value-type="float" office:value="8.8822146268884">
                <text:p>8.88221462688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84">
                <text:p>10.84</text:p>
              </table:table-cell>
              <table:table-cell office:value-type="float" office:value="10.0182782556973">
                <text:p>10.01827825569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16">
                <text:p>12.16</text:p>
              </table:table-cell>
              <table:table-cell office:value-type="float" office:value="11.2119286221916">
                <text:p>11.21192862219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07">
                <text:p>13.07</text:p>
              </table:table-cell>
              <table:table-cell office:value-type="float" office:value="12.4620682763618">
                <text:p>12.46206827636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4.28">
                <text:p>14.28</text:p>
              </table:table-cell>
              <table:table-cell office:value-type="float" office:value="13.767675568998">
                <text:p>13.7676755689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49">
                <text:p>15.49</text:p>
              </table:table-cell>
              <table:table-cell office:value-type="float" office:value="15.1277958575688">
                <text:p>15.12779585756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.75">
                <text:p>17.75</text:p>
              </table:table-cell>
              <table:table-cell office:value-type="float" office:value="16.5415341094166">
                <text:p>16.54153410941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.59">
                <text:p>18.59</text:p>
              </table:table-cell>
              <table:table-cell office:value-type="float" office:value="18.0080486256325">
                <text:p>18.00804862563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9.5265456736153">
                <text:p>19.52654567361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.35">
                <text:p>21.35</text:p>
              </table:table-cell>
              <table:table-cell office:value-type="float" office:value="21.0962748637469">
                <text:p>21.09627486374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.7165251409206">
                <text:p>22.716525140920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.5">
                <text:p>24.5</text:p>
              </table:table-cell>
              <table:table-cell office:value-type="float" office:value="24.3866212883072">
                <text:p>24.38662128830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.03">
                <text:p>26.03</text:p>
              </table:table-cell>
              <table:table-cell office:value-type="float" office:value="26.1059208610913">
                <text:p>26.10592086109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.7">
                <text:p>27.7</text:p>
              </table:table-cell>
              <table:table-cell office:value-type="float" office:value="27.8738114836369">
                <text:p>27.87381148363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.24">
                <text:p>29.24</text:p>
              </table:table-cell>
              <table:table-cell office:value-type="float" office:value="29.6897084558065">
                <text:p>29.68970845580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.93">
                <text:p>30.93</text:p>
              </table:table-cell>
              <table:table-cell office:value-type="float" office:value="31.5530526238314">
                <text:p>31.5530526238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